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a2" officeooo:paragraph-rsid="0000faa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faa2" officeooo:paragraph-rsid="0000faa2" style:font-weight-asian="bold" style:font-weight-complex="bold"/>
    </style:style>
    <style:style style:name="P3" style:family="paragraph" style:parent-style-name="Standard">
      <style:text-properties officeooo:rsid="0004d71f" officeooo:paragraph-rsid="0004d71f"/>
    </style:style>
    <style:style style:name="P4" style:family="paragraph" style:parent-style-name="Standard">
      <style:text-properties fo:font-style="italic" officeooo:rsid="0004d71f" officeooo:paragraph-rsid="0004d71f" style:font-style-asian="italic" style:font-style-complex="italic"/>
    </style:style>
    <style:style style:name="P5" style:family="paragraph" style:parent-style-name="Standard">
      <style:text-properties fo:font-style="italic" officeooo:rsid="00059bc7" officeooo:paragraph-rsid="00059bc7" style:font-style-asian="italic" style:font-style-complex="italic"/>
    </style:style>
    <style:style style:name="P6" style:family="paragraph" style:parent-style-name="Standard">
      <style:text-properties fo:font-style="italic" officeooo:rsid="00059bc7" officeooo:paragraph-rsid="00059bc7" style:font-style-asian="italic" style:font-style-complex="italic"/>
    </style:style>
    <style:style style:name="P7" style:family="paragraph" style:parent-style-name="Standard">
      <style:text-properties fo:font-style="italic" officeooo:rsid="000668fb" officeooo:paragraph-rsid="000668fb" style:font-style-asian="italic" style:font-style-complex="italic"/>
    </style:style>
    <style:style style:name="P8" style:family="paragraph" style:parent-style-name="Standard">
      <style:text-properties fo:font-style="italic" officeooo:rsid="000687d6" officeooo:paragraph-rsid="000687d6" style:font-style-asian="italic" style:font-style-complex="italic"/>
    </style:style>
    <style:style style:name="P9" style:family="paragraph" style:parent-style-name="Standard">
      <style:text-properties fo:font-style="italic" officeooo:rsid="0007643e" officeooo:paragraph-rsid="0007643e" style:font-style-asian="italic" style:font-style-complex="italic"/>
    </style:style>
    <style:style style:name="P10" style:family="paragraph" style:parent-style-name="Standard">
      <style:text-properties fo:font-style="italic" officeooo:rsid="00092392" officeooo:paragraph-rsid="0009239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on Jonas Shm course</text:p>
      <text:p text:style-name="P1"/>
      <text:p text:style-name="P3">Static (FE) – files sent to the browser without any transformation</text:p>
      <text:p text:style-name="P3">Dynamic (FE+BE) – includes database</text:p>
      <text:p text:style-name="P3"/>
      <text:p text:style-name="P3">HTML(content)- <text:s/>CSS(presentation)- <text:s/>JS(effects and manipulation)</text:p>
      <text:p text:style-name="P4">noun<text:tab/><text:tab/><text:tab/>adjective<text:tab/><text:tab/>verb</text:p>
      <text:p text:style-name="P4"/>
      <text:p text:style-name="P5">HTML is a markup laguage.</text:p>
      <text:p text:style-name="P5">&lt;p&gt; opening tag &lt;/p&gt;closing tag</text:p>
      <text:p text:style-name="P5"/>
      <text:p text:style-name="P7">&lt;ol&gt;&lt;li&gt;&lt;/li&gt;&lt;/ol&gt;ordered list</text:p>
      <text:p text:style-name="P7">&lt;ul&gt;&lt;/ul&gt; unordered list</text:p>
      <text:p text:style-name="P7">&lt;a href=”url.com”&gt;Text&lt;/a&gt; hyperlink</text:p>
      <text:p text:style-name="P7">+ target=”_blank” opens the link in a new tab</text:p>
      <text:p text:style-name="P8">@copy; <text:s/>copyright symbol</text:p>
      <text:p text:style-name="P8">&lt;header&gt; and &lt;article&gt; to section off parts of the blog</text:p>
      <text:p text:style-name="P9">&lt;div&gt; container without a meaning</text:p>
      <text:p text:style-name="P10">&lt;aside&gt; secondary inform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9:01:11.349535612</meta:creation-date>
    <dc:date>2022-07-31T20:39:20.131606596</dc:date>
    <meta:editing-duration>PT1H4M5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75" meta:character-count="544" meta:non-whitespace-character-count="476"/>
  </office:meta>
</office:document-meta>
</file>